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6654" officeooo:paragraph-rsid="00156654"/>
    </style:style>
    <style:style style:name="P2" style:family="paragraph" style:parent-style-name="Standard">
      <style:text-properties officeooo:rsid="0018f5eb" officeooo:paragraph-rsid="0018f5eb"/>
    </style:style>
    <style:style style:name="P3" style:family="paragraph" style:parent-style-name="Standard">
      <style:text-properties officeooo:rsid="0018f5eb" officeooo:paragraph-rsid="0018f5eb"/>
    </style:style>
    <style:style style:name="P4" style:family="paragraph" style:parent-style-name="Standard">
      <style:text-properties fo:font-variant="normal" fo:text-transform="none" fo:color="#eeeeee" style:font-name="Helvetica Neue" fo:font-size="11.25pt" fo:letter-spacing="normal" fo:font-style="normal" fo:font-weight="normal" officeooo:rsid="0018f5eb" officeooo:paragraph-rsid="0018f5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 is a collections of nodes and relationships</text:p>
      <text:p text:style-name="P1"/>
      <text:p text:style-name="P1">nesting properties is not supported</text:p>
      <text:p text:style-name="P1"/>
      <text:p text:style-name="P1"/>
      <text:p text:style-name="P1">MATCH (anyone:Person) RETURN anyone LIMIT 5</text:p>
      <text:p text:style-name="P1"/>
      <text:p text:style-name="P2">() repesents the node</text:p>
      <text:p text:style-name="P2">-- relation ship between nodes</text:p>
      <text:p text:style-name="P2"/>
      <text:p text:style-name="P2">MATCH (node1)--(node2) RETURN node1, node2 LIMIT 5</text:p>
      <text:p text:style-name="P2"/>
      <text:p text:style-name="P2"/>
      <text:p text:style-name="P2">MATCH (actor:Person)-[rel:ACTED_IN | DIRECTED]-(movie:Movie) RETURN actor,rel, movie LIMIT 5</text:p>
      <text:p text:style-name="P2"/>
      <text:p text:style-name="P2">MATCH (movie:Movie)</text:p>
      <text:p text:style-name="P2">MATCH(director:Person)-[:DIRECTED]-&gt;(movie)</text:p>
      <text:p text:style-name="P2">MATCH(director)-[:ACTED_IN]-&gt;(movie)</text:p>
      <text:p text:style-name="P2">RETURN movie,director LIMIT 2</text:p>
      <text:p text:style-name="P2"/>
      <text:p text:style-name="P2">MATCH (movie:Movie)</text:p>
      <text:p text:style-name="P2">OPTIONAL MATCH (director:Person)-[:DIRECTED]-&gt;(movie)&lt;-[:ACTED_IN]-(director)</text:p>
      <text:p text:style-name="P2">RETURN movie.title,director.name</text:p>
      <text:p text:style-name="P2"/>
      <text:p text:style-name="P2">MATCH (p1:Person)-[:HAS_CONTACT]-(p2:Person)-[:HAS_CONTACT]-(p3:Person) RETURN p1,p2,p3 LIMIT 1</text:p>
      <text:p text:style-name="P2"/>
      <text:p text:style-name="P2">MATCH (p1:Person)-[:HAS_CONTACT]-&gt;(p2:Person)-[:HAS_CONTACT]-&gt;(p3:Person) RETURN p1,p2,p3 LIMIT 1</text:p>
      <text:p text:style-name="P2"/>
      <text:p text:style-name="P2">CREATE (cat:Cat{name:'cat1'})-[:GROOMS]-&gt;(cat) RETURN cat</text:p>
      <text:p text:style-name="P2"/>
      <text:p text:style-name="P2">MATCH (node)-[rel]-()</text:p>
      <text:p text:style-name="P2">DELETE node,rel</text:p>
      <text:p text:style-name="P2"/>
      <text:p text:style-name="P4">Deleted 171 nodes, deleted 1811 relationships, completed after 74 ms.</text:p>
      <text:p text:style-name="P4"/>
      <text:p text:style-name="P4">MATCH (n) DETACH DELETE n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7:07:40.077200258</meta:creation-date>
    <meta:editing-duration>PT3H24M58S</meta:editing-duration>
    <meta:editing-cycles>3</meta:editing-cycles>
    <meta:generator>LibreOffice/6.0.7.3$Linux_X86_64 LibreOffice_project/00m0$Build-3</meta:generator>
    <dc:date>2019-09-20T07:41:41.845210007</dc:date>
    <meta:document-statistic meta:table-count="0" meta:image-count="0" meta:object-count="0" meta:page-count="1" meta:paragraph-count="21" meta:word-count="95" meta:character-count="954" meta:non-whitespace-character-count="881"/>
  </office:meta>
</office:document-meta>
</file>